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style>
    <style:style style:name="P5"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29e64"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29e64"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ţiuni de utilizare</text:p>
      <text:p text:style-name="P5">MERSILK™</text:p>
      <text:p text:style-name="P5">MĂTASE ÎMPLETITĂ – MĂTASE VIRGINĂ</text:p>
      <text:p text:style-name="P5">STERIL NON-ABSORBABIL</text:p>
      <text:p text:style-name="P5">FIR DE SUTURĂ</text:p>
      <text:p text:style-name="P5">DESCRIERE</text:p>
      <text:p text:style-name="P5">Firul de sutură din mătase este un fir de sutură chirurgical steril, non-absorbabil, compus dintr-o proteină organică numită fibroină. Această proteină este obţinută de la specia domesticită Bombyx mori (B. mori) aparţinând familiei Bombycidae. mori) of the family Bombycidae. Mătasea pentru materialul împletit este procesată pentru a îndepărta cerurile și rășinile naturale. Mătasea împletită este acoperită cu ceară și este disponibilă în stare nevopsită sau vopsită în negru cu hemateină HCK (codul culorii 75290). În cazul mătăsii pure, rășina numită sericină nu este îndepărtată, aceasta ţinând împreună filamentele răsucite. Mătasea pură este disponibilă vopsită în albastru cu albastru de metilen (codul culorii 52015) sau în negru cu hemateină HCK (codul culorii 75290). </text:p>
      <text:p text:style-name="P5">Firele de sutură din mătase sunt disponibile într-o gamă variată de diametre și lungimi, atașate la ace din oţel inoxidabil de diverse tipuri și mărimi. Acele pot fi atașate definitiv sau în sistemul EC (eliberare controlată), ceea ce le permite să fie smulse în loc să fie tăiate. Detaliile complete sunt prezentate în catalog.</text:p>
      <text:p text:style-name="P5">Firele de sutură din mătase corespund cerinţelor formulate în monografia Farmacopeii SUA privind suturile neabsorbabile, precum și Farmacopeii Europene privind firele de sutură sterile din mătase împletită.</text:p>
      <text:p text:style-name="P2">Page: 2</text:p>
      <text:p text:style-name="P6">INDICAŢII </text:p>
      <text:p text:style-name="P6">Firele de sutură din mătase sunt indicate pentru utilizare în intervenţiile generale de afrontare și/sau ligaturare a ţesuturilor moi, ceea ce include procedurile cardiovasculare, oftalmologice și neurologice.</text:p>
      <text:p text:style-name="P6">MOD DE UTILIZARE</text:p>
      <text:p text:style-name="P6">Firele de sutură trebuie selectate și utilizate în funcţie de starea pacientului, experienţa chirurgului, tehnica chirurgicală și dimensiunea plăgii.</text:p>
      <text:p text:style-name="P6">PERFORMANŢĂ</text:p>
      <text:p text:style-name="P6">Firele de sutură din mătase suscită o reacţie inflamatorie iniţială la nivelul ţesuturilor, urmată de încapsularea treptată a suturii în ţesut conjunctiv fibros. Deși mătasea nu este absorbită, degradarea progresivă a fibrelor de mătase cu structură proteică în condiţii in-vivo duce la pierderea treptată, în timp, a rezistenţei, aceasta ajungând la zero după un interval de aproximativ 3 până la 6 luni. </text:p>
      <text:p text:style-name="P6">CONTRAINDICAŢII</text:p>
      <text:p text:style-name="P6">Este contraindicată utilizarea acestor fire de sutură la pacienţii cunoscuţi cu sensibilitate sau alergie la mătase. </text:p>
      <text:p text:style-name="P6">Datorită pierderii treptate a întregii rezistenţe care apare după un interval de 3 până la 6 luni în condiţii in-vivo, firele de sutură din mătase nu trebuie utilizate în situaţiile în care este necesară păstrarea permanentă ¬a rezistenţei la tracţiune.</text:p>
      <text:p text:style-name="P6">AVERTISMENTE / PRECAUŢII / INTERACŢIUNI</text:p>
      <text:p text:style-name="P6">Înainte de folosirea firelor de sutură din mătase pentru închiderea plăgilor, utilizatorii trebuie să fie familiarizaţi cu procedurile și tehnicile chirurgicale care implică utilizarea firelor de sutură non-absorbabile, deoarece riscul de dehiscenţă a plăgilor poate varia în funcţie de locul de aplicare și de materialul de sutură utilizat.</text:p>
      <text:p text:style-name="P6">La fel ca în cazul oricărui corp străin, contactul prelungit al oricărui fir de sutură cu soluţii de săruri, precum cele întâlnite în tractul urinar sau biliar, poate determina formarea calculilor.</text:p>
      <text:p text:style-name="P2">Page: 3</text:p>
      <text:p text:style-name="P6">Pentru a garanta o siguranţă adecvată a nodului trebuie utilizată tehnica chirurgicală standard a nodului pătrat și plat, cu surjeturi suplimentare, după cum o indică circumstanţele chirurgicale și experienţa chirurgului.<text:soft-page-break/> </text:p>
      <text:p text:style-name="P6">Pentru tratarea plăgilor infectate sau contaminate trebuie adoptate procedurile chirurgicale acceptate.</text:p>
      <text:p text:style-name="P6">Manevrarea acestor fire de sutură precum și a oricăror altora trebuie realizată cu grijă pentru a evita deteriorarea. Evitaţi strivirea sau încreţirea firului cu instrumente chirurgicale cum ar fi pense sau portace. </text:p>
      <text:p text:style-name="P6">Manevrarea acelor chirurgicale trebuie realizată cu grijă pentru a evita deteriorările. Prindeţi acul în porţiunea dintre prima treime proximală și prima jumătate proximală. Prinderea acului de zona vârfului poate afecta capacitatea sa de penetrare și poate determina ruperea acestuia. Prinderea acului de capătul mai gros sau de capătul la care este atașat firul poate determina îndoirea sau ruperea acestuia. Remodelarea acelor poate determina pierderea solidităţii, acestea devenind astfel mai puţin rezistente la îndoire sau rupere.</text:p>
      <text:p text:style-name="P6">Manevrarea acelor chirurgicale trebuie realizată cu atenţie pentru a evita leziunile accidentale prin înţepare.</text:p>
      <text:p text:style-name="P6">Aruncaţi acele utilizate în recipientele pentru obiecte ascuţite.</text:p>
      <text:p text:style-name="P6">REACŢII ADVERSE</text:p>
      <text:p text:style-name="P6">Reacţiile adverse asociate cu utilizarea acestui dispozitiv includ reacţie alergică la pacienţii cunoscuţi cu sensibilitate la mătase, reacţie inflamatorie tisulară iniţială și iritaţie locală tranzitorie la nivelul plăgii. La fel ca toate corpurile străine, mătasea poate potenţa o infecţie existentă.</text:p>
      <text:p text:style-name="P6">STERILITATEA</text:p>
      <text:p text:style-name="P6">Firele de sutură din mătase sunt sterilizate prin iradiere. A nu se resteriliza! A nu se utiliza dacă ambalajul este desfăcut sau deteriorat! Aruncaţi firele de sutură deschise, neutilizate!</text:p>
      <text:p text:style-name="P6">DEPOZITARE</text:p>
      <text:p text:style-name="P6">Condiţii de depozitare recomandate: la temperaturi mai mici de 25 °C, ferit de umezeală sau căldură directă. A nu se utiliza după data de expirare!</text:p>
      <text:p text:style-name="P3">Page: 4</text:p>
      <text:p text:style-name="P1">SIMBOLURI UTILIZATE PENTRU ETICHETAR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A nu se reutiliz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 dacă ambalajul nu este desfăcut sau deteriorat. Metoda de sterilizare: Iradier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Marcajul CE și numărul de identificare a organului notificat. Acest produs corespunde cerinţelor esenţiale ale directivei 93/42/CEE privind dispozitivele medical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Număr de lot</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consulta instrucţiunile de utilizar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29:34.752673127</dc:date>
    <dc:creator>alex </dc:creator>
    <meta:editing-duration>PT3M52S</meta:editing-duration>
    <meta:editing-cycles>5</meta:editing-cycles>
    <meta:generator>LibreOffice/4.3.1.2$Linux_X86_64 LibreOffice_project/958349dc3b25111dbca392fbc281a05559ef6848</meta:generator>
    <meta:document-statistic meta:table-count="1" meta:image-count="0" meta:object-count="0" meta:page-count="2" meta:paragraph-count="55" meta:word-count="729" meta:character-count="4639" meta:non-whitespace-character-count="3960"/>
  </office:meta>
</office:document-meta>
</file>